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table:formula="of:=[.B1]*(1+([.B3]/[.B2]))" office:value-type="float" office:value="5.084" calcext:value-type="float">
            <text:p>5.0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03:47:16.421588937</meta:creation-date>
    <dc:date>2022-01-13T16:41:05.634942378</dc:date>
    <meta:editing-duration>P1DT6H23M14S</meta:editing-duration>
    <meta:editing-cycles>3</meta:editing-cycles>
    <meta:generator>LibreOffice/6.4.7.2$Linux_X86_64 LibreOffice_project/40$Build-2</meta:generator>
    <meta:document-statistic meta:table-count="1" meta:cell-count="9" meta:object-count="0"/>
  </office:meta>
</office:document-meta>
</file>